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.60000038146973pt"/>
    </style:style>
    <style:style style:name="P2" style:family="paragraph" style:parent-style-name="Standard"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officeooo:paragraph-rsid="001dfb57"/>
    </style:style>
    <style:style style:name="T1" style:family="text">
      <style:text-properties style:font-name="sans-serif" fo:font-size="9.6000003814697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tend your program so that each customer can optionally have a spouse, who is also a customer. A customer may transfer a specified amount of money from his/her current account into his/her spouse’s current account, provided the operation doesn’t take the balance below the overdraft limit.</text:p>
      <text:p text:style-name="P1">Research a way to allow a customer to have some specified number of savings accounts, not necessarily limited to 2</text:p>
      <text:p text:style-name="P1">Produce another solution implemented this way and show, using tests, that different customers can have different numbers of savings accounts</text:p>
      <text:p text:style-name="P3">Extend your program so that it allows a customer to optionally have a credit card</text:p>
      <text:p text:style-name="P3">Design and implement suitable attributes and methods for credit cards.</text:p>
      <text:p text:style-name="Standard"/>
      <text:p text:style-name="Standard"><text:span text:style-name="T1">Can you think of any other extensions that would enhance the program? If you can, implement them and highlight them clearly in your </text:span>repo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18:11.432830786</meta:creation-date>
    <meta:generator>LibreOffice/5.2.7.2$Linux_X86_64 LibreOffice_project/20$Build-2</meta:generator>
    <dc:date>2017-11-05T14:57:35.378382516</dc:date>
    <meta:editing-duration>PT1H32M18S</meta:editing-duration>
    <meta:editing-cycles>4</meta:editing-cycles>
    <meta:document-statistic meta:table-count="0" meta:image-count="0" meta:object-count="0" meta:page-count="1" meta:paragraph-count="6" meta:word-count="135" meta:character-count="833" meta:non-whitespace-character-count="704"/>
  </office:meta>
</office:document-meta>
</file>